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owercase Roman Numbering Type List</text:h>
      <text:list xml:id="list1423991224" text:style-name="L1">
        <text:list-item>
          <text:p text:style-name="P1">one</text:p>
        </text:list-item>
        <text:list-item>
          <text:p text:style-name="P1">two </text:p>
        </text:list-item>
        <text:list-item>
          <text:p text:style-name="P1">thre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3:11:14</meta:creation-date>
    <dc:date>2009-06-23T13:28:24</dc:date>
    <meta:editing-duration>PT00H06M18S</meta:editing-duration>
    <meta:editing-cycles>7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11" meta:character-count="56"/>
  </office:meta>
</office:document-meta>
</file>